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Arial"/>
    </style:style>
    <style:style style:name="P3" style:family="paragraph" style:parent-style-name="Heading_20_1" style:master-page-name="Standard">
      <style:paragraph-properties fo:margin-top="0.1665in" fo:margin-bottom="0.0835in" style:page-number="auto">
        <style:tab-stops>
          <style:tab-stop style:position="0in"/>
        </style:tab-stops>
      </style:paragraph-properties>
      <style:text-properties style:font-name="Arial"/>
    </style:style>
    <style:style style:name="P4" style:family="paragraph" style:parent-style-name="Standard">
      <style:text-properties fo:font-size="10pt" fo:font-weight="bold" style:font-size-asian="10pt" style:font-weight-asian="bold"/>
    </style:style>
    <style:style style:name="P5" style:family="paragraph" style:parent-style-name="Standard">
      <style:text-properties fo:font-size="10pt" fo:font-weight="normal" style:font-size-asian="10pt" style:font-weight-asian="normal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normal" style:font-size-asian="10pt" style:font-weight-asian="normal"/>
    </style:style>
    <style:style style:name="P7" style:family="paragraph" style:parent-style-name="Standard">
      <style:text-properties fo:font-size="10pt" style:text-underline-style="none" fo:font-weight="normal" style:font-size-asian="10pt" style:font-weight-asian="normal"/>
    </style:style>
    <style:style style:name="P8" style:family="paragraph" style:parent-style-name="Standard">
      <style:text-properties style:font-name="Times New Roman" fo:font-size="10pt" fo:font-weight="bold" style:font-size-asian="10pt" style:font-weight-asian="bold"/>
    </style:style>
    <style:style style:name="P9" style:family="paragraph" style:parent-style-name="Standard">
      <style:text-properties style:font-name="Times New Roman" fo:font-size="10pt" fo:font-weight="normal" style:font-size-asian="10pt" style:font-weight-asian="normal"/>
    </style:style>
    <style:style style:name="P10" style:family="paragraph" style:parent-style-name="Standard">
      <style:text-properties style:font-name="Times New Roman" fo:font-size="10pt" style:text-underline-style="solid" style:text-underline-width="auto" style:text-underline-color="font-color" fo:font-weight="normal" style:font-size-asian="10pt" style:font-weight-asian="normal"/>
    </style:style>
    <style:style style:name="P11" style:family="paragraph" style:parent-style-name="Standard">
      <style:text-properties style:font-name="Times New Roman" fo:font-size="10pt" style:text-underline-style="none" fo:font-weight="normal" style:font-size-asian="10pt" style:font-weight-asian="normal"/>
    </style:style>
    <style:style style:name="P12" style:family="paragraph" style:parent-style-name="Standard">
      <style:text-properties style:font-name="Times New Roman" fo:font-size="10pt" fo:font-weight="normal" style:font-size-asian="10pt" style:font-weight-asian="normal"/>
    </style:style>
    <style:style style:name="P13" style:family="paragraph" style:parent-style-name="Standard">
      <style:text-properties style:font-name="Times New Roman" fo:font-size="10pt" style:text-underline-style="solid" style:text-underline-width="auto" style:text-underline-color="font-color" fo:font-weight="normal" style:font-size-asian="10pt" style:font-weight-asian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/>
    </style:style>
    <style:style style:name="T3" style:family="text">
      <style:text-properties style:font-name="Times New Roman" fo:font-size="10pt" style:text-underline-style="none" fo:font-weight="normal" style:font-size-asian="10pt" style:font-weight-asian="normal"/>
    </style:style>
    <style:style style:name="T4" style:family="text">
      <style:text-properties style:font-name="Times New Roman" fo:font-size="10pt" fo:font-weight="normal" style:font-size-asian="10pt" style:font-weight-asian="normal"/>
    </style:style>
    <style:style style:name="T5" style:family="text">
      <style:text-properties style:font-name="Arial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size="10pt" fo:font-weight="normal" style:font-size-asian="10pt" style:font-weight-asian="normal"/>
    </style:style>
    <style:style style:name="T8" style:family="text">
      <style:text-properties fo:font-size="10pt" style:text-underline-style="solid" style:text-underline-width="auto" style:text-underline-color="font-color" fo:font-weight="normal" style:font-size-asian="10pt" style:font-weight-asian="normal"/>
    </style:style>
    <style:style style:name="T9" style:family="text">
      <style:text-properties fo:font-size="10pt" style:text-underline-style="none" fo:font-weight="normal" style:font-size-asian="10pt" style:font-weight-asian="normal"/>
    </style:style>
    <style:style style:name="T10" style:family="text">
      <style:text-properties style:font-name="Times New Roman" fo:font-size="10pt" fo:font-weight="normal" style:font-size-asian="10pt" style:font-weight-asian="normal"/>
    </style:style>
    <style:style style:name="T11" style:family="text">
      <style:text-properties style:font-name="Times New Roman" fo:font-size="10pt" style:text-underline-style="solid" style:text-underline-width="auto" style:text-underline-color="font-color" fo:font-weight="normal" style:font-size-asian="10pt" style:font-weight-asian="normal"/>
    </style:style>
    <text:list-style style:name="L1">
      <text:list-level-style-bullet text:level="1" style:num-prefix="·" text:bullet-char="·">
        <style:list-level-properties/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style:num-prefix="·" text:bullet-char="·">
        <style:list-level-properties/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1230 Monitor Intro</text:h>
      <text:p text:style-name="P1">When the monitor starts you will MONITOR-6 on the console. At this point it is waiting for you to enter something. Everything that you enter must be terminated by a comma. Pressing backspace at any aborts the current command and takes you back to a MONITOR-6 prompt.</text:p>
      <text:p text:style-name="Text_20_body"/>
      <text:p text:style-name="P1">The first thing you need to enter is one of the following commands. For example, DUMP. Don't forget the comma! After entering a command it will prompt you for whatever parameters it needs.</text:p>
      <text:h text:style-name="P2" text:outline-level="1">1230 Monitor Commands</text:h>
      <text:p text:style-name="P8">PCOPY</text:p>
      <text:p text:style-name="P8">MEM4</text:p>
      <text:p text:style-name="P8">MORDP</text:p>
      <text:p text:style-name="P8">AS-1</text:p>
      <text:p text:style-name="P8">LINET</text:p>
      <text:p text:style-name="P8">LOGIC</text:p>
      <text:p text:style-name="P8">MEND</text:p>
      <text:p text:style-name="P8">VDP</text:p>
      <text:p text:style-name="P8">1540D</text:p>
      <text:p text:style-name="P8">COMPY</text:p>
      <text:p text:style-name="P8">1222D</text:p>
      <text:p text:style-name="P8">FAROUT</text:p>
      <text:p text:style-name="P8">IONIC</text:p>
      <text:p text:style-name="P8">MACAB</text:p>
      <text:p text:style-name="P8">BRAIN</text:p>
      <text:p text:style-name="P8">CEST</text:p>
      <text:p text:style-name="P8">ECLAT</text:p>
      <text:p text:style-name="P8">1230M</text:p>
      <text:p text:style-name="P8">ICE</text:p>
      <text:p text:style-name="P8">TTY</text:p>
      <text:p text:style-name="P8">DTU</text:p>
      <text:p text:style-name="P8">DP/P</text:p>
      <text:p text:style-name="P8">CCIA</text:p>
      <text:p text:style-name="P8">1540P</text:p>
      <text:p text:style-name="P8">1240P</text:p>
      <text:p text:style-name="P8">COPY</text:p>
      <text:p text:style-name="P8">WRITE</text:p>
      <text:p text:style-name="P8">TESTS</text:p>
      <text:p text:style-name="P8">LOADP</text:p>
      <text:p text:style-name="P4"/>
      <text:p text:style-name="P8">INC</text:p>
      <text:p text:style-name="P4"/>
      <text:p text:style-name="P9">Dump memory to the console one word at a time. After entering INC, you need to enter the address to dump followed by a comma. Once the memory is displayed, pressing comma again will display the next address. Pressing comma will dump that address. Pressing slash will allow you to enter a different memory location to dump.</text:p>
      <text:p text:style-name="P5"/>
      <text:p text:style-name="P9">As far as I can tell there is no way to get out of the routine once you enter it short of rebooting.</text:p>
      <text:p text:style-name="P5"/>
      <text:p text:style-name="P10">Example</text:p>
      <text:p text:style-name="P6"/>
      <text:p text:style-name="P11">INC,</text:p>
      <text:p text:style-name="P11">75000, <text:s/>66011 75000,</text:p>
      <text:p text:style-name="P11"><text:soft-page-break/>75001, <text:s/>65000 75116,</text:p>
      <text:p text:style-name="P11">75002/</text:p>
      <text:p text:style-name="P11">76000, <text:s/>15410 76004,</text:p>
      <text:p text:style-name="P11">76001, <text:s/>11100 00073,</text:p>
      <text:p text:style-name="P11">76002</text:p>
      <text:p text:style-name="P7"/>
      <text:p text:style-name="P8">GOTO</text:p>
      <text:p text:style-name="P9"/>
      <text:p text:style-name="P9">Release interrupt lockout and jump to an address. After entering GOTO, you need to enter an address following by a comma.</text:p>
      <text:p text:style-name="P9"/>
      <text:p text:style-name="P10">Example</text:p>
      <text:p text:style-name="P10"/>
      <text:p text:style-name="P11">MONITOR-6</text:p>
      <text:p text:style-name="P11">GOTO, ADR: 75000,</text:p>
      <text:p text:style-name="P11">MONITOR-6</text:p>
      <text:p text:style-name="P10"/>
      <text:p text:style-name="P8">SRCHM</text:p>
      <text:p text:style-name="P9"/>
      <text:p text:style-name="P9">Search a range of memory addresses for a masked value. After entering SRCHM, you will be asked for a mask and a key. The mask and the key are octal values that are compatible with the COM.MASK instruction. You will then be asked for a range of addresses. This command will dump all words in the range that match the given pattern.</text:p>
      <text:p text:style-name="P9"/>
      <text:p text:style-name="P10">Example</text:p>
      <text:p text:style-name="P10"/>
      <text:p text:style-name="P9">MONITOR-6</text:p>
      <text:p text:style-name="P9">SRCHM,</text:p>
      <text:p text:style-name="Standard"><text:span text:style-name="T4"><text:s/>MASK: 7777777777,</text:span></text:p>
      <text:p text:style-name="Standard"><text:span text:style-name="T4"><text:s text:c="2"/>KEY: 6601175000,</text:span></text:p>
      <text:p text:style-name="P9">START: 75000,</text:p>
      <text:p text:style-name="Standard"><text:span text:style-name="T4"><text:s text:c="2"/>END: 75010,</text:span></text:p>
      <text:p text:style-name="P9">75000 <text:s/>66011 75000</text:p>
      <text:p text:style-name="Standard"><text:span text:style-name="T4"><text:s text:c="2"/>E SEARCH</text:span></text:p>
      <text:p text:style-name="P9"/>
      <text:p text:style-name="P9">MONITOR-6</text:p>
      <text:p text:style-name="P9"/>
      <text:p text:style-name="P8">VERFY</text:p>
      <text:p text:style-name="P8">CHAN</text:p>
      <text:p text:style-name="P4"/>
      <text:p text:style-name="P8">DUMP</text:p>
      <text:p text:style-name="P5"/>
      <text:p text:style-name="P9">Dump selected memory areas to the console paper tape punch. </text:p>
      <text:p text:style-name="P5"/>
      <text:p text:style-name="P9">NO OF AREAS</text:p>
      <text:p text:style-name="P5"/>
      <text:p text:style-name="P9">The number of memory areas to dump. You can request multiple memory areas. START and END will be repeated for each area.</text:p>
      <text:p text:style-name="P5"/>
      <text:p text:style-name="P9">START:</text:p>
      <text:p text:style-name="P5"/>
      <text:p text:style-name="P9">The start address of one of the areas.</text:p>
      <text:p text:style-name="P5"/>
      <text:p text:style-name="P9">END:</text:p>
      <text:p text:style-name="P5"/>
      <text:p text:style-name="P9">The end address of one of the areas.</text:p>
      <text:p text:style-name="P5"/>
      <text:p text:style-name="P10">Example</text:p>
      <text:p text:style-name="P6"/>
      <text:p text:style-name="P11"><text:soft-page-break/>DUMP,</text:p>
      <text:p text:style-name="P11">NO OF AREAS 1,</text:p>
      <text:p text:style-name="P11">START: 75000,</text:p>
      <text:p text:style-name="Standard"><text:span text:style-name="T3"><text:s text:c="2"/>END: 75010</text:span></text:p>
      <text:p text:style-name="P6"/>
      <text:p text:style-name="P8">PUNCH</text:p>
      <text:p text:style-name="P8">PRINT</text:p>
      <text:p text:style-name="P8">STORE</text:p>
      <text:p text:style-name="P8">LOADM</text:p>
      <text:p text:style-name="P8">LIST</text:p>
      <text:p text:style-name="P8">LABEL</text:p>
      <text:p text:style-name="P8">HP-35</text:p>
      <text:p text:style-name="P8">ICPTR</text:p>
      <text:p text:style-name="P8">MEMRY</text:p>
      <text:p text:style-name="P8">I/O</text:p>
      <text:p text:style-name="P8">MEM3</text:p>
      <text:p text:style-name="P8">ESP</text:p>
      <text:p text:style-name="P8">ERP</text:p>
      <text:p text:style-name="P8">TRAN</text:p>
      <text:p text:style-name="P8">REC</text:p>
      <text:p text:style-name="P8">TX64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phen Boyd</meta:initial-creator>
    <meta:creation-date>2020-12-29T10:22:50</meta:creation-date>
    <meta:editing-duration>P23DT22H11M8S</meta:editing-duration>
    <meta:document-statistic meta:table-count="0" meta:image-count="0" meta:object-count="0" meta:page-count="3" meta:paragraph-count="93" meta:word-count="404" meta:character-count="2184"/>
    <dc:date>2020-12-31T12:26:05.13</dc:date>
    <dc:creator>Stephen Boyd</dc:creator>
    <meta:generator>OpenOffice/4.1.1$Win32 OpenOffice.org_project/411m6$Build-9775</meta:generator>
  </office:meta>
</office:document-meta>
</file>